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5eae" officeooo:paragraph-rsid="00005eae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05eae" officeooo:paragraph-rsid="00005ea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5eae" officeooo:paragraph-rsid="00005eae" style:font-size-asian="12.25pt" style:font-weight-asian="bold" style:font-size-complex="14pt" style:font-weight-complex="bold"/>
    </style:style>
    <style:style style:name="P4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4pt" officeooo:rsid="00005eae" officeooo:paragraph-rsid="00005eae" style:font-size-asian="12.25pt" style:font-size-complex="14pt"/>
    </style:style>
    <style:style style:name="P5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4pt" fo:font-weight="bold" officeooo:rsid="00005eae" officeooo:paragraph-rsid="00005eae" style:font-size-asian="12.25pt" style:font-weight-asian="bold" style:font-size-complex="14pt" style:font-weight-complex="bold"/>
    </style:style>
    <style:style style:name="P6" style:family="paragraph" style:parent-style-name="Стиль_20_Стиль_20_отступа_20_с_20_нумерацией_20__2b__20_Слева_3a__20__20_063_20_см">
      <style:text-properties officeooo:paragraph-rsid="00005eae"/>
    </style:style>
    <style:style style:name="P7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Monospace" fo:font-size="10pt" fo:font-weight="normal" officeooo:rsid="00005eae" officeooo:paragraph-rsid="00005eae" style:font-size-asian="10pt" style:font-weight-asian="normal" style:font-size-complex="10pt" style:font-weight-complex="normal"/>
    </style:style>
    <style:style style:name="P8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Monospace" fo:font-size="10pt" fo:font-weight="normal" officeooo:rsid="00005eae" officeooo:paragraph-rsid="00005eae" style:font-size-asian="8.75pt" style:font-weight-asian="normal" style:font-size-complex="10pt" style:font-weight-complex="normal"/>
    </style:style>
    <style:style style:name="P9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05eae" officeooo:paragraph-rsid="00005eae" style:font-size-asian="12.25pt" style:font-weight-asian="bold" style:font-size-complex="14pt" style:font-weight-complex="bold"/>
    </style:style>
    <style:style style:name="P10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05eae" officeooo:paragraph-rsid="00005eae" style:font-size-asian="12.25pt" style:font-weight-asian="normal" style:font-size-complex="14pt" style:font-weight-complex="normal"/>
    </style:style>
    <style:style style:name="T1" style:family="text">
      <style:text-properties fo:language="ru" fo:country="RU" fo:font-weight="normal" style:font-weight-asian="normal"/>
    </style:style>
    <style:style style:name="T2" style:family="text">
      <style:text-properties fo:language="ru" fo:country="RU" fo:font-weight="normal" style:language-asian="ar" style:country-asian="SA" style:font-weight-asian="normal"/>
    </style:style>
    <style:style style:name="T3" style:family="text">
      <style:text-properties fo:language="ru" fo:country="RU" fo:font-weight="bold" style:language-asian="ar" style:country-asian="SA" style:font-weight-asian="bold" style:font-weight-complex="bold"/>
    </style:style>
    <style:style style:name="T4" style:family="text">
      <style:text-properties fo:language="ru" fo:country="RU" style:language-asian="ar" style:country-asian="SA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style:font-size-complex="14pt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ЛАБОРАТОРНА РОБОТА №4</text:p>
      <text:p text:style-name="P3">ДОСЛIДЖЕННЯ РОБОТИ З ПОТОКОВИМИ СОКЕТАМИ У РЕЖИМI ОПИТУ</text:p>
      <text:p text:style-name="P1"/>
      <text:p text:style-name="P2"><text:span text:style-name="T5"><text:tab/></text:span><text:span text:style-name="T6">Мета роботи:</text:span><text:span text:style-name="T5"> </text:span><text:span text:style-name="T1">вивчити роботу з потоковими сокетами в режимі опиту</text:span><text:span text:style-name="T2">. Створити сервер котрий буде відповідати на запити клієнтів.</text:span></text:p>
      <text:p text:style-name="P2"/>
      <text:p text:style-name="P2"><text:span text:style-name="T2"><text:tab/></text:span><text:span text:style-name="T3">4.1 Завдання на лабораторну роботу</text:span></text:p>
      <text:p text:style-name="P2"/>
      <text:p text:style-name="P6"><text:span text:style-name="T8">Написати сервер котрий одночасно буде відповідати на запити від клієнтів.</text:span><text:span text:style-name="T7"> </text:span></text:p>
      <text:p text:style-name="P4"><text:span text:style-name="T2">Для студентів котрі хочуть отримати відмінну оцінку: клієнт повинен надсилати щосекунди повідомлення с поточною датою. На стороні сервера реалізувати перевірку, якщо прийнята дата парна (секунди), у відповідь відсилати дату що прислав клієнт та повідомлення «Число парне», інакше «Число не парне»;</text:span></text:p>
      <text:p text:style-name="P4"/>
      <text:p text:style-name="P5"><text:span text:style-name="T4">4.2 Текст програми клiенту</text:span></text:p>
      <text:p text:style-name="P5"/>
      <text:p text:style-name="P7">#include &lt;sys/types.h&gt;</text:p>
      <text:p text:style-name="P7">#include &lt;sys/socket.h&gt;</text:p>
      <text:p text:style-name="P7">#include &lt;arpa/inet.h&gt;</text:p>
      <text:p text:style-name="P7">#include &lt;stdlib.h&gt;</text:p>
      <text:p text:style-name="P7">#include &lt;signal.h&gt;</text:p>
      <text:p text:style-name="P7">#include &lt;unistd.h&gt;</text:p>
      <text:p text:style-name="P7">#include &lt;time.h&gt;</text:p>
      <text:p text:style-name="P7"><text:span text:style-name="T4">#define SERVER_PORT 4242</text:span></text:p>
      <text:p text:style-name="P7"><text:span text:style-name="T4">#define MAX_BUFF_SIZE 10</text:span></text:p>
      <text:p text:style-name="P7"><text:span text:style-name="T4">int main(int argc, char const *argv[])</text:span></text:p>
      <text:p text:style-name="P7"><text:span text:style-name="T4">{</text:span></text:p>
      <text:p text:style-name="P7"><text:span text:style-name="T4"><text:s text:c="4"/>while (1) {</text:span></text:p>
      <text:p text:style-name="P7"><text:span text:style-name="T4"><text:s text:c="8"/>sleep(1);</text:span></text:p>
      <text:p text:style-name="P7"><text:span text:style-name="T4"><text:s text:c="8"/>int socketfd = socket(AF_INET, SOCK_STREAM, IPPROTO_TCP);</text:span></text:p>
      <text:p text:style-name="P7"><text:span text:style-name="T4"><text:s text:c="8"/>struct sockaddr_in sa;</text:span></text:p>
      <text:p text:style-name="P7"><text:span text:style-name="T4"><text:s text:c="8"/>sa.sin_family = AF_INET;</text:span></text:p>
      <text:p text:style-name="P7"><text:span text:style-name="T4"><text:s text:c="8"/>sa.sin_port = htons(SERVER_PORT);</text:span></text:p>
      <text:p text:style-name="P7"><text:span text:style-name="T4"><text:s text:c="8"/>sa.sin_addr.s_addr = htonl(INADDR_LOOPBACK);</text:span></text:p>
      <text:p text:style-name="P7"><text:span text:style-name="T4"><text:s text:c="8"/>if (connect(socketfd, (struct sockaddr*)&amp;sa, sizeof(sa)) == -1) {</text:span></text:p>
      <text:p text:style-name="P7"><text:span text:style-name="T4"><text:s text:c="12"/>perror("sht happened");</text:span></text:p>
      <text:p text:style-name="P7"><text:span text:style-name="T4"><text:s text:c="12"/>return;</text:span></text:p>
      <text:p text:style-name="P7"><text:span text:style-name="T4"><text:s text:c="8"/>}</text:span></text:p>
      <text:p text:style-name="P7"><text:span text:style-name="T4"><text:s text:c="8"/>time_t curr_time = time(NULL);</text:span></text:p>
      <text:p text:style-name="P7"><text:span text:style-name="T4"><text:s text:c="8"/>send(socketfd, &amp;curr_time, sizeof(curr_time), MSG_NOSIGNAL);</text:span></text:p>
      <text:p text:style-name="P7"><text:span text:style-name="T4"><text:s text:c="8"/>char buff[MAX_BUFF_SIZE];</text:span></text:p>
      <text:p text:style-name="P7"><text:span text:style-name="T4"><text:s text:c="8"/>ssize_t reply_size = recv(socketfd, buff, MAX_BUFF_SIZE, MSG_NOSIGNAL);</text:span></text:p>
      <text:p text:style-name="P7"><text:span text:style-name="T4"><text:s text:c="8"/>if (reply_size == -1) {</text:span></text:p>
      <text:p text:style-name="P7"><text:span text:style-name="T4"><text:s text:c="12"/>perror("sht happened");</text:span></text:p>
      <text:p text:style-name="P7"><text:span text:style-name="T4"><text:s text:c="12"/>return;</text:span></text:p>
      <text:p text:style-name="P7"><text:span text:style-name="T4"><text:s text:c="8"/>}</text:span></text:p>
      <text:p text:style-name="P7"><text:span text:style-name="T4"><text:s text:c="8"/>buff[reply_size] = '\0';</text:span></text:p>
      <text:p text:style-name="P7"><text:span text:style-name="T4"><text:s text:c="8"/>puts(buff);</text:span></text:p>
      <text:p text:style-name="P7"><text:span text:style-name="T4"><text:s text:c="8"/>close(socketfd);</text:span></text:p>
      <text:p text:style-name="P7"><text:span text:style-name="T4"><text:s text:c="4"/>}</text:span></text:p>
      <text:p text:style-name="P7"><text:span text:style-name="T4"><text:s text:c="4"/>return 0;</text:span></text:p>
      <text:p text:style-name="P7"><text:span text:style-name="T4">}</text:span></text:p>
      <text:p text:style-name="P9"><text:soft-page-break/><text:span text:style-name="T4"><text:tab/>4.3 Текст програми cервера</text:span></text:p>
      <text:p text:style-name="P9"/>
      <text:p text:style-name="P8"><text:span text:style-name="T4">#include &lt;sys/types.h&gt;</text:span></text:p>
      <text:p text:style-name="P8"><text:span text:style-name="T4">#include &lt;sys/socket.h&gt;</text:span></text:p>
      <text:p text:style-name="P8"><text:span text:style-name="T4">#include &lt;arpa/inet.h&gt;</text:span></text:p>
      <text:p text:style-name="P8"><text:span text:style-name="T4">#include &lt;stdlib.h&gt;</text:span></text:p>
      <text:p text:style-name="P8"><text:span text:style-name="T4">#define SERVER_PORT 4242</text:span></text:p>
      <text:p text:style-name="P8"><text:span text:style-name="T4">#define REPLY_ODD "odd"</text:span></text:p>
      <text:p text:style-name="P8"><text:span text:style-name="T4">#define REPLY_EVEN "even"</text:span></text:p>
      <text:p text:style-name="P8"><text:span text:style-name="T4">int main(int argc, char const *argv[])</text:span></text:p>
      <text:p text:style-name="P8"><text:span text:style-name="T4">{</text:span></text:p>
      <text:p text:style-name="P8"><text:span text:style-name="T4"><text:s text:c="4"/>int sockfd = socket(AF_INET, SOCK_STREAM, IPPROTO_TCP);</text:span></text:p>
      <text:p text:style-name="P8"><text:span text:style-name="T4"><text:s text:c="4"/>int optval = 1;</text:span></text:p>
      <text:p text:style-name="P8"><text:span text:style-name="T4"><text:s text:c="4"/>setsockopt(sockfd, SOL_SOCKET, SO_REUSEADDR, &amp;optval, sizeof(optval));</text:span></text:p>
      <text:p text:style-name="P8"><text:span text:style-name="T4"><text:s text:c="4"/>struct sockaddr_in sa;</text:span></text:p>
      <text:p text:style-name="P8"><text:span text:style-name="T4"><text:s text:c="4"/>sa.sin_family = AF_INET;</text:span></text:p>
      <text:p text:style-name="P8"><text:span text:style-name="T4"><text:s text:c="4"/>sa.sin_port = htons(SERVER_PORT);</text:span></text:p>
      <text:p text:style-name="P8"><text:span text:style-name="T4"><text:s text:c="4"/>sa.sin_addr.s_addr = htonl(INADDR_ANY);</text:span></text:p>
      <text:p text:style-name="P8"><text:span text:style-name="T4"><text:s text:c="4"/>bind(sockfd, (struct sockaddr*)&amp;sa, sizeof(sa));</text:span></text:p>
      <text:p text:style-name="P8"><text:span text:style-name="T4"><text:s text:c="4"/>listen(sockfd, SOMAXCONN);</text:span></text:p>
      <text:p text:style-name="P8"><text:span text:style-name="T4"><text:s text:c="4"/>time_t client_time;</text:span></text:p>
      <text:p text:style-name="P8"><text:span text:style-name="T4"><text:s text:c="4"/>while (1) {</text:span></text:p>
      <text:p text:style-name="P8"><text:span text:style-name="T4"><text:s text:c="8"/>int clientfd = accept(sockfd, NULL, 0);</text:span></text:p>
      <text:p text:style-name="P8"><text:span text:style-name="T4"><text:s text:c="8"/>ssize_t data_size = recv(clientfd, &amp;client_time, sizeof(client_time), MSG_NOSIGNAL);</text:span></text:p>
      <text:p text:style-name="P8"><text:span text:style-name="T4"><text:s text:c="8"/>if (data_size &lt; 0) {</text:span></text:p>
      <text:p text:style-name="P8"><text:span text:style-name="T4"><text:s text:c="12"/>perror("failed to read from socket");</text:span></text:p>
      <text:p text:style-name="P8"><text:span text:style-name="T4"><text:s text:c="12"/>close(clientfd);</text:span></text:p>
      <text:p text:style-name="P8"><text:span text:style-name="T4"><text:s text:c="12"/>continue;</text:span></text:p>
      <text:p text:style-name="P8"><text:span text:style-name="T4"><text:s text:c="8"/>}</text:span></text:p>
      <text:p text:style-name="P8"><text:span text:style-name="T4"><text:s text:c="8"/>const char *reply = NULL;</text:span></text:p>
      <text:p text:style-name="P8"><text:span text:style-name="T4"><text:s text:c="8"/>size_t reply_size = 0;</text:span></text:p>
      <text:p text:style-name="P8"><text:span text:style-name="T4"><text:s text:c="8"/>if (client_time &amp; 1) {</text:span></text:p>
      <text:p text:style-name="P8"><text:span text:style-name="T4"><text:s text:c="12"/>reply = REPLY_ODD;</text:span></text:p>
      <text:p text:style-name="P8"><text:span text:style-name="T4"><text:s text:c="12"/>reply_size = sizeof(REPLY_ODD);</text:span></text:p>
      <text:p text:style-name="P8"><text:span text:style-name="T4"><text:s text:c="8"/>} else {</text:span></text:p>
      <text:p text:style-name="P8"><text:span text:style-name="T4"><text:s text:c="12"/>reply = REPLY_EVEN;</text:span></text:p>
      <text:p text:style-name="P8"><text:span text:style-name="T4"><text:s text:c="12"/>reply_size = sizeof(REPLY_EVEN);</text:span></text:p>
      <text:p text:style-name="P8"><text:span text:style-name="T4"><text:s text:c="8"/>}</text:span></text:p>
      <text:p text:style-name="P8"><text:span text:style-name="T4"><text:s text:c="8"/>send(clientfd, reply, reply_size, MSG_NOSIGNAL);</text:span></text:p>
      <text:p text:style-name="P8"><text:span text:style-name="T4"><text:s text:c="8"/>close(clientfd);</text:span></text:p>
      <text:p text:style-name="P8"><text:span text:style-name="T4"><text:s text:c="4"/>}</text:span></text:p>
      <text:p text:style-name="P8"><text:span text:style-name="T4"><text:s text:c="4"/>return 0;</text:span></text:p>
      <text:p text:style-name="P8"><text:span text:style-name="T4">}</text:span></text:p>
      <text:p text:style-name="P8"/>
      <text:p text:style-name="P9"><text:span text:style-name="T4"><text:tab/>4.4 Результат роботи програми</text:span></text:p>
      <text:p text:style-name="P9"/>
      <text:p text:style-name="P10"><text:span text:style-name="T4">&gt; ./tcp_serv &amp;</text:span></text:p>
      <text:p text:style-name="P10"><text:span text:style-name="T4">[1] 4962</text:span></text:p>
      <text:p text:style-name="P10"><text:span text:style-name="T4">&gt; ./tcp_client </text:span></text:p>
      <text:p text:style-name="P10"><text:span text:style-name="T4">odd</text:span></text:p>
      <text:p text:style-name="P10"><text:span text:style-name="T4">even</text:span></text:p>
      <text:p text:style-name="P10"><text:span text:style-name="T4">odd</text:span></text:p>
      <text:p text:style-name="P10"><text:span text:style-name="T4">even</text:span></text:p>
      <text:p text:style-name="P10"><text:span text:style-name="T4">odd</text:span></text:p>
      <text:p text:style-name="P10"><text:span text:style-name="T4">even</text:span></text:p>
      <text:p text:style-name="P10"><text:span text:style-name="T4">odd</text:span></text:p>
      <text:p text:style-name="P10"><text:soft-page-break/><text:span text:style-name="T3"><text:tab/>Висновки</text:span></text:p>
      <text:p text:style-name="P10"/>
      <text:p text:style-name="P10"><text:span text:style-name="T3"><text:tab/></text:span><text:span text:style-name="T4">В ходi лабораторної роботи був розроблений мережний кліент-серверний додаток який працюе з потоковоми мережними сокетами. Клiент посилае серверу поточну дату у UNIX форматі, сервер перевіряє її і повертае відповідь парне чи не парне число секунд у дат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отступа_20_с_20_нумерацией" style:display-name="Стиль отступа с нумерацией" style:family="paragraph" style:parent-style-name="Standard" style:list-style-name="WW8Num29">
      <style:text-properties fo:language="uk" fo:country="UA" style:font-size-complex="14pt"/>
    </style:style>
    <style:style style:name="Стиль_20_Стиль_20_отступа_20_с_20_нумерацией_20__2b__20_Слева_3a__20__20_063_20_см" style:display-name="Стиль Стиль отступа с нумерацией + Слева:  063 см" style:family="paragraph" style:parent-style-name="Стиль_20_отступа_20_с_20_нумерацией" style:list-style-name="">
      <style:paragraph-properties fo:margin-left="0cm" fo:margin-right="0cm" fo:text-indent="1.27cm" style:auto-text-indent="false"/>
      <style:text-properties style:font-size-complex="10pt"/>
    </style:style>
    <style:style style:name="WW8Num29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text:style-name="Zeichenformat" style:num-format="1">
        <style:list-level-properties text:list-level-position-and-space-mode="label-alignment" fo:text-align="center">
          <style:list-level-label-alignment text:label-followed-by="space" fo:text-indent="0.508cm" fo:margin-left="0.379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space" fo:text-indent="-0.15cm" fo:margin-left="1.651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space" fo:margin-left="2.16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space" fo:text-indent="1.27cm" fo:margin-left="7.103cm"/>
        </style:list-level-properties>
      </text:list-level-style-number>
      <text:list-level-style-number text:level="5" text:style-name="Zeichenformat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558cm"/>
        </style:list-level-properties>
      </text:list-level-style-number>
      <text:list-level-style-number text:level="6" text:style-name="Zeichenformat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447cm"/>
        </style:list-level-properties>
      </text:list-level-style-number>
      <text:list-level-style-number text:level="7" text:style-name="Zeichenformat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336cm"/>
        </style:list-level-properties>
      </text:list-level-style-number>
      <text:list-level-style-number text:level="8" text:style-name="Zeichenformat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225cm"/>
        </style:list-level-properties>
      </text:list-level-style-number>
      <text:list-level-style-number text:level="9" text:style-name="Zeichenformat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2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9:32:43.263532440</meta:creation-date>
    <dc:date>2016-02-11T09:50:22.068282977</dc:date>
    <meta:editing-duration>P0D</meta:editing-duration>
    <meta:editing-cycles>1</meta:editing-cycles>
    <meta:document-statistic meta:table-count="0" meta:image-count="0" meta:object-count="0" meta:page-count="3" meta:paragraph-count="98" meta:word-count="373" meta:character-count="3366" meta:non-whitespace-character-count="2579"/>
    <meta:generator>LibreOffice/4.2.8.2$Linux_X86_64 LibreOffice_project/420m0$Build-2</meta:generator>
  </office:meta>
</office:document-meta>
</file>